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.allo( int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pw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type( int fi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.nlst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ndCommand( int command , String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ndCommand(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rmd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hel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ite( String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rnto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mkd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getReply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TP.retr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pas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F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.type( int fileType , int formatOrByte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.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tru( int struc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.getControl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user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nd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__getReply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FTP.removeProtocolCommandL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cwd( String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ab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getReply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.cd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mnt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y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endCommand( String command , String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TP.allo( int bytes ,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.appe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addProtocolCommandListener( ProtocolComman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t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acct( String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rnfr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tor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pass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tou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nl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list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ocketIsConnected( Socket sock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TP.help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_connectAction_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.re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port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.setControl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to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get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.dele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rest( String mar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qu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.getRepl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.stat( String path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